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dddddd" draw:textarea-horizontal-align="center" draw:textarea-vertical-align="middl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00558c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c8102e" draw:textarea-horizontal-align="center" draw:textarea-vertical-align="middl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999999" draw:textarea-horizontal-align="center" draw:textarea-vertical-align="middle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5b6770" draw:textarea-horizontal-align="center" draw:textarea-vertical-align="middle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00558c"/>
      <style:paragraph-properties fo:text-align="center"/>
    </style:style>
    <style:style style:name="P3" style:family="paragraph">
      <loext:graphic-properties draw:fill="solid" draw:fill-color="#c8102e"/>
      <style:paragraph-properties fo:text-align="center"/>
    </style:style>
    <style:style style:name="P4" style:family="paragraph">
      <loext:graphic-properties draw:fill="solid" draw:fill-color="#999999"/>
      <style:paragraph-properties fo:text-align="center"/>
    </style:style>
    <style:style style:name="P5" style:family="paragraph">
      <loext:graphic-properties draw:fill="solid" draw:fill-color="#5b677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666cm" svg:height="0.834cm" svg:x="2.345cm" svg:y="-0.006cm" svg:viewBox="0 0 667 835" svg:d="M53 135c101-37 191-71 296-135h318l-177 835h-344l119-565c-109 63-164 87-265 114z">
          <text:p/>
        </draw:path>
        <draw:path draw:style-name="gr2" draw:text-style-name="P2" draw:layer="layout" svg:width="1.539cm" svg:height="0.276cm" svg:x="0.519cm" svg:y="1.06cm" svg:viewBox="0 0 1540 277" svg:d="M1519 243c24-3 35-37-13-56-447-177-1107-225-1472-159-40 11-54 45 10 53 63 8 225 21 455 74 127 29 223 72 305 117 10 8 21 5 31-6 188-190 639-18 684-23z">
          <text:p/>
        </draw:path>
        <draw:path draw:style-name="gr3" draw:text-style-name="P3" draw:layer="layout" svg:width="2.114cm" svg:height="0.35cm" svg:x="0cm" svg:y="0.827cm" svg:viewBox="0 0 2115 351" svg:d="M2078 330l37-180c-704-214-1378-201-2086 51-37 13-48 63 27 53 108-16 550-77 943-80 315-2 698 66 1018 172 37 11 53 5 61-16z">
          <text:p/>
        </draw:path>
        <draw:path draw:style-name="gr4" draw:text-style-name="P4" draw:layer="layout" svg:width="1.213cm" svg:height="0.879cm" svg:x="1.103cm" svg:y="0.021cm" svg:viewBox="0 0 1214 880" svg:d="M807 537h-6l-156-537h-576l-50 238h84l-103 491h48c82 0 161 3 243 11l108-507h3l156 538c154 24 310 61 468 109h3l185-880h-294z">
          <text:p/>
        </draw:path>
        <draw:path draw:style-name="gr4" draw:text-style-name="P4" draw:layer="layout" svg:width="1.019cm" svg:height="0.842cm" svg:x="0.064cm" svg:y="0cm" svg:viewBox="0 0 1020 843" svg:d="M1014 259c32-164-53-259-394-259-320 0-497 79-534 254-11 45-8 103 26 140 88 95 463 132 497 182 8 11 11 22 6 37-13 63-93 81-162 81-45 0-71-10-89-30-16-21-19-53-11-98h-343c-24 136-29 258 319 277 172-43 344-69 513-82 74-45 117-105 133-177 15-76-6-121-32-148-88-95-450-132-492-180-8-7-11-23-8-37 8-42 53-68 124-68 42 0 74 5 95 21 22 16 29 45 22 90h330z">
          <text:p/>
        </draw:path>
        <draw:polygon draw:style-name="gr5" draw:text-style-name="P5" draw:layer="layout" svg:width="0.065cm" svg:height="0.078cm" svg:x="3.075cm" svg:y="0.024cm" svg:viewBox="0 0 66 79" draw:points="0,0 66,0 66,8 40,8 40,79 29,79 29,8 0,8">
          <text:p/>
        </draw:polygon>
        <draw:polygon draw:style-name="gr5" draw:text-style-name="P5" draw:layer="layout" svg:width="0.073cm" svg:height="0.078cm" svg:x="3.152cm" svg:y="0.021cm" svg:viewBox="0 0 74 79" draw:points="63,35 63,13 42,79 32,79 11,13 11,32 11,79 0,79 0,0 16,0 40,66 61,0 74,0 74,79 63,79">
          <text:p/>
        </draw:polygon>
        <draw:polygon draw:style-name="gr5" draw:text-style-name="P5" draw:layer="layout" svg:width="0.065cm" svg:height="0.078cm" svg:x="3.075cm" svg:y="0.024cm" svg:viewBox="0 0 66 79" draw:points="0,0 66,0 66,8 40,8 40,79 29,79 29,8 0,8">
          <text:p/>
        </draw:polygon>
        <draw:polygon draw:style-name="gr5" draw:text-style-name="P5" draw:layer="layout" svg:width="0.073cm" svg:height="0.078cm" svg:x="3.152cm" svg:y="0.021cm" svg:viewBox="0 0 74 79" draw:points="63,35 63,13 42,79 32,79 11,13 11,32 11,79 0,79 0,0 16,0 40,66 61,0 74,0 74,79 63,79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94cm" fo:margin-bottom="0.094cm" fo:margin-left="0.094cm" fo:margin-right="0.094cm" fo:page-width="3.228cm" fo:page-height="1.33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21T20:31:46.904000000</dc:date>
    <meta:editing-duration>PT4M48S</meta:editing-duration>
    <meta:editing-cycles>1</meta:editing-cycles>
    <meta:document-statistic meta:object-count="9"/>
    <meta:generator>LibreOffice/7.2.2.2$Windows_X86_64 LibreOffice_project/02b2acce88a210515b4a5bb2e46cbfb63fe97d56</meta:generator>
  </office:meta>
</office:document-meta>
</file>